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4a32" officeooo:paragraph-rsid="00014a3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4a32" officeooo:paragraph-rsid="00014a3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f295" officeooo:paragraph-rsid="0002f29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64308" officeooo:paragraph-rsid="00064308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7feb5" officeooo:paragraph-rsid="0007feb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9e032" officeooo:paragraph-rsid="0009e03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161c8" officeooo:paragraph-rsid="001161c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14a32" officeooo:paragraph-rsid="00014a3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64308" officeooo:paragraph-rsid="0006430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7feb5" officeooo:paragraph-rsid="0007fe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7feb5" officeooo:paragraph-rsid="0009e03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7feb5" officeooo:paragraph-rsid="00116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7feb5" officeooo:paragraph-rsid="00138227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weight="normal" officeooo:rsid="00014a32" officeooo:paragraph-rsid="00014a3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2f295" officeooo:paragraph-rsid="0002f295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fo:font-weight="normal" officeooo:rsid="00064308" officeooo:paragraph-rsid="0006430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64308" officeooo:paragraph-rsid="0002f295" style:font-size-asian="10.5pt" style:font-weight-asian="normal" style:font-size-complex="12pt" style:font-weight-complex="normal"/>
    </style:style>
    <style:style style:name="T1" style:family="text">
      <style:text-properties officeooo:rsid="00064308"/>
    </style:style>
    <style:style style:name="T2" style:family="text">
      <style:text-properties fo:font-weight="bold" officeooo:rsid="0009e032" style:font-weight-asian="bold" style:font-weight-complex="bold"/>
    </style:style>
    <style:style style:name="T3" style:family="text">
      <style:text-properties officeooo:rsid="0009e032"/>
    </style:style>
    <style:style style:name="T4" style:family="text">
      <style:text-properties officeooo:rsid="000cde99"/>
    </style:style>
    <style:style style:name="T5" style:family="text">
      <style:text-properties officeooo:rsid="000dd0f5"/>
    </style:style>
    <style:style style:name="T6" style:family="text">
      <style:text-properties officeooo:rsid="0012bab8"/>
    </style:style>
    <style:style style:name="T7" style:family="text">
      <style:text-properties officeooo:rsid="00138227"/>
    </style:style>
    <style:style style:name="T8" style:family="text">
      <style:text-properties officeooo:rsid="0013ea79"/>
    </style:style>
    <style:style style:name="T9" style:family="text">
      <style:text-properties officeooo:rsid="0014163d"/>
    </style:style>
    <style:style style:name="T10" style:family="text">
      <style:text-properties officeooo:rsid="00176789"/>
    </style:style>
    <style:style style:name="T11" style:family="text">
      <style:text-properties officeooo:rsid="0017a2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Presencial</text:p>
      <text:p text:style-name="P2">Desenvolvimento de aplicações web com React.js</text:p>
      <text:p text:style-name="P1"/>
      <text:p text:style-name="P8"><text:tab/>Nesse curso presencial <text:span text:style-name="T6">será possível </text:span>aprender a trabalhar e evoluir com React.js para criar o frontend de qualquer tipo de aplicação web. O React é uma biblioteca JavaScript de código aberto para criar interfaces de usuário. É mantido pelo Facebook, Instagram e uma comunidade de desenvolvedores individuais + outras empresas. É uma biblioteca poderosa! O React está sendo usado, por ex<text:span text:style-name="T9">e</text:span>mplo, nos sites da Netflix, Imgur, Feedly, Airbnb, SeatGeek, Walmart, dentre outros.</text:p>
      <text:p text:style-name="P8"/>
      <text:p text:style-name="P8"><text:tab/>Além do React.js, também serão abordados:</text:p>
      <text:p text:style-name="P8"/>
      <text:list xml:id="list1091420932" text:style-name="L1">
        <text:list-item>
          <text:p text:style-name="P14">Redux para gerenciamento de estados compartilhados na aplicação.</text:p>
        </text:list-item>
        <text:list-item>
          <text:p text:style-name="P14">React Router, para manipulação de rotas no frontend da aplicação.</text:p>
        </text:list-item>
        <text:list-item>
          <text:p text:style-name="P14">Estratégias de uso de CSS para aplicações com React.js.</text:p>
        </text:list-item>
        <text:list-item>
          <text:p text:style-name="P14">Configuração básica do webpack, para deixar sua aplicação pronta e otimizada para servir em ambiente de produção.</text:p>
        </text:list-item>
        <text:list-item>
          <text:p text:style-name="P14">Como consumir APIs externas com React.js.</text:p>
        </text:list-item>
        <text:list-item>
          <text:p text:style-name="P14">Novidades da linguagem JavaScript (ES6+), necessárias para trabalhar com React.js.</text:p>
        </text:list-item>
        <text:list-item>
          <text:p text:style-name="P14">Aprender sobre o paradigma de programação funcional.</text:p>
        </text:list-item>
      </text:list>
      <text:p text:style-name="P8"/>
      <text:p text:style-name="P8"><text:tab/>Tudo isso com atividades 100% práticas!</text:p>
      <text:p text:style-name="P8"/>
      <text:p text:style-name="P3">Carga Horária</text:p>
      <text:p text:style-name="P3"/>
      <text:p text:style-name="P15"><text:tab/>O curso <text:span text:style-name="T11">tem duração de </text:span>2<text:span text:style-name="T5">0</text:span> horas <text:span text:style-name="T11">divididas em 5 dias</text:span>.</text:p>
      <text:p text:style-name="P17"/>
      <text:p text:style-name="P4">Pré-requisitos</text:p>
      <text:p text:style-name="P9"/>
      <text:list xml:id="list1464318911" text:style-name="L2">
        <text:list-item>
          <text:p text:style-name="P16"><text:span text:style-name="T11">Conhecimento básico de JavaScript</text:span>.</text:p>
        </text:list-item>
      </text:list>
      <text:p text:style-name="P10"/>
      <text:p text:style-name="P5">Público Alvo</text:p>
      <text:p text:style-name="P5"/>
      <text:p text:style-name="P10"><text:tab/><text:span text:style-name="T10">Programadores q</text:span>ue tenham conhecimento básico de JavaScript e que <text:span text:style-name="T10">desejem aprender </text:span>React.js, boas práticas, novidades da linguagem (ES6+) e como criar uma aplicação inteira, de ponta a ponta, desde o backend até o frontend da aplicação, usando apenas uma linguagem: JavaScrip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36:47.472515526</meta:creation-date>
    <dc:date>2019-01-11T10:42:08.247523307</dc:date>
    <meta:editing-duration>PT2H46M39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28" meta:character-count="1499" meta:non-whitespace-character-count="1292"/>
  </office:meta>
</office:document-meta>
</file>